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b111" officeooo:paragraph-rsid="001cb1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. Testing. Git-it Commit To It practical work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11:44:39.117021362</meta:creation-date>
    <dc:date>2022-04-08T11:46:05.586523221</dc:date>
    <meta:editing-duration>PT1M27S</meta:editing-duration>
    <meta:editing-cycles>1</meta:editing-cycles>
    <meta:document-statistic meta:table-count="0" meta:image-count="0" meta:object-count="0" meta:page-count="1" meta:paragraph-count="1" meta:word-count="8" meta:character-count="51" meta:non-whitespace-character-count="44"/>
    <meta:generator>LibreOffice/6.4.7.2$Linux_X86_64 LibreOffice_project/40$Build-2</meta:generator>
  </office:meta>
</office:document-meta>
</file>